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c5000b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814cm" svg:y="1.8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1.8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1.8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7.6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2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8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0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5.614cm" svg:y="1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814cm" svg:y="3.2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414cm" svg:y="3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3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3.20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3.2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3.2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3.2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3.2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3.2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4.6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4.6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4.60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814cm" svg:y="4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4.6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4.6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6.0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6.0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6.0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6.0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6.0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0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6.0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814cm" svg:y="7.4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7.4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7.4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7.4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7.4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7.4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7.4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7.4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5.614cm" svg:y="7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814cm" svg:y="8.8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8.8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8.8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7.614cm" svg:y="8.80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8.8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8.8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8.8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014cm" svg:y="8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8.808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10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10.2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10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7.614cm" svg:y="10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214cm" svg:y="10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10.2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10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10.208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10.208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44cm" svg:height="1.369cm" draw:transform="rotate (0.785398163397448) translate (4.277cm 3.90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344cm" svg:height="1.369cm" draw:transform="rotate (0.785398163397448) translate (13.877cm 6.72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699cm" svg:height="1.532cm" svg:x="2.814cm" svg:y="11.70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11.70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11.70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11.70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11.70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11.70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11.70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11.70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11.708cm">
          <text:p text:style-name="P1">9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5-27T18:08:25.737014252</dc:date>
    <dc:creator>elucterio </dc:creator>
    <meta:editing-duration>PT37M15S</meta:editing-duration>
    <meta:editing-cycles>17</meta:editing-cycles>
    <meta:generator>LibreOffice/4.2.8.2$Linux_X86_64 LibreOffice_project/420m0$Build-2</meta:generator>
    <meta:document-statistic meta:object-count="74"/>
  </office:meta>
</office:document-meta>
</file>